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text-transform="capita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T/R Switch with 1N4007</text:p>
      <text:p text:style-name="Standard"/>
      <text:p text:style-name="Standard">The advantages of high speed switching (QSK) without the clatter of relays lead me to investigate the feasibility of a PIN diode T/R relay. In my research I came across the claim that 1N4007 diode had an intrinsic layer added between its P and N Junction to increase the voltage rating of the diode compared to the 1N4004's or 1N4006's. It appears that a number of radios use the 1N4007 for switching including the Elecraft K2 and an excellent article was written by Wes Hayward W7ZOI in QEX (ref 1) and his book Experimental Methods in RF Design Ref (2) and an excellent implementation of the method was done by <text:s/>Gary Johnson WB9JPS (ref 3) which is easier to get access to than the Hayward articles. The switch presented here is designed for up to 50 watts and is intended for a QRP rig or a driver for a linear etc. It has been soak tested at 100 watts though and coped splendidly.</text:p>
      <text:p text:style-name="Standard"/>
      <text:p text:style-name="Standard">Briefly the PIN diode (fig1) operates on the principle of a positive and negative junction formed on each side of an intrinsic layer of silicon to increase the minority carrier lifetime. Simply this means that when the diode is reverse biased the minority carriers cause the diode to continue to conduct briefly and it acts as a resistor for this period which in a good low frequency PIN diode will be hundreds of nano seconds. Supposedly the 1N4007 was manufactured this way and at 50 or 60 Hz the slow turn off <text:s/>has no effect but does at 2 MHz upwards. It seems to me that originally this may have been the case but I suspect that current manufacturers do not use the original dies and simply make a diode that fits 1 KV PIV and 1 Amp forward current. In my junk box I have a packet of <text:s/>40 year old 1N4007's and have done all my experimenting with them. An excellent investigation into the minority carrier lifetime of the 1N400x series was done by Jack Smith of Clifton Laboratories (Ref 4) and this whole site is a goldmine of information generously shared with the world. While slow turn off <text:s/>PIN characteristic diodes have huge advantages, any diode will switch RF as long as the forward current is greater than the RF current so maybe the minority carrier lifetime is less important in practice.</text:p>
      <text:p text:style-name="Standard"/>
      <text:p text:style-name="Standard">PIN diode switches take the form of fig 2. where forward bias via the current limiting resistor and the isolating chokes being applied to the diode causes it to become a very low value resistor and reverse bias causes it to become a small capacitor. The DC bias supply itself is isolated by the RF chokes with the current being limited by the resistor to typically 50 to 100 mA. The RF path is through the input and output capacitors and the diode itself. The RF losses are caused by the impedance of the coupling capacitors and the shunting effect of the chokes plus the resistance of the diode. In the turned off state the leakage across the switch is created by the capacitance across the junction of the diode, coupling between the chokes, radiation from the input and general coupling around the circuit. Remember we are looking at achieving around 60 dB of <text:s/>isolation and need to be very careful of layout here. A practical measurement of the 1N4007 showed about .03 dB of forward loss from 1.8 to 50 MHz but the reverse was a disappointing with 40 dB at 1.8 MHz falling to 20 dB at 21 MHz and 14 dB at 50 MHz and generally follows the curve of the coupling via the reverse bias capacitance of the diode. This was clearly not acceptable but did prove the switching action of the 1N4007. I also experimented with increasing the reverse voltage on the diode and was surprised to find that raising the reverse voltage from 12 volts to 40 volts only gave a 2 dB overall improvement in isolation and in spite of <text:s/>the reverse voltages of around 120 volts used in the designs in ref 1,2 and 3 the gains for the complexity of providing 120 volts in battery operated QRP equipment etc. were small so I decided to continue the research with 12 volts reverse bias. I next investigated running 100 watts of RF through the switch for an extended period and checking for increased harmonics or close in products compared to no switch At all and no discernible degradation or products were observed with a very small warming of the diode occurring.</text:p>
      <text:p text:style-name="Standard"/>
      <text:p text:style-name="Standard">The receive port of the Hayward circuit is shown in fig 3a. and it can be seen that 2 diodes have been placed in series to halve the feed-through capacitance when reverse biased with a good <text:soft-page-break/>resulting improvement but still insufficient for good isolation. See table 1.</text:p>
      <text:p text:style-name="Standard">Gary Johnson WB9JPS took the Hayward circuit and improved it by adding a shunt diode at the output end as shown in fig-3b with the resulting improvement making the isolator good for 1.8 to 50 MHz. <text:s/>and a trace of the curve is shown in fig-4 for a 1N4007 version of the switch using 12 volts bias <text:s/>while conducting and fig-5 for isolating.</text:p>
      <text:p text:style-name="Standard"/>
      <text:p text:style-name="Standard"/>
      <text:p text:style-name="Standard"/>
      <text:p text:style-name="Standard">TABLE 1</text:p>
      <text:p text:style-name="Standard">Condition 1.8 21.0 50.0</text:p>
      <text:p text:style-name="Standard">Series capacitors only -.04 -.06 -.08</text:p>
      <text:p text:style-name="Standard">Centre RF block coil -.04 -.07 -.09</text:p>
      <text:p text:style-name="Standard">Centre coil + damping -.08 -.12 -.14</text:p>
      <text:p text:style-name="Standard">Input end RF block coil -.27 -.14 -.16</text:p>
      <text:p text:style-name="Standard">Output end RF block coil -.41 -.15 -.18</text:p>
      <text:p text:style-name="Standard">Diodes forward biased -.46 -.22 -.26</text:p>
      <text:p text:style-name="Standard">Diodes reverse biased -88.3 -33.11 -26.83</text:p>
      <text:p text:style-name="Standard">Diodes rev bias with shunt -83.53 -57.2 -42.36</text:p>
      <text:p text:style-name="Standard"/>
      <text:p text:style-name="Standard">I decided to have a look at a current 1N4007 to see if it was still suitable as a poor man's PIN diode and began by checking if the minority carrier lifetime was sufficient. The arrangement of fig-6 was used with a power out of 10 watts. Two tests were carried out with a 1N4148 high speed diode and the other with a 1N4007 diode. The results are shown in photo-1 (1N4148) and photo-2 (1N4007). As can be seen the 1N4148 rectifies the signal perfectly while the 1N4007 due to minority carrier lifetime acts as a resistor. The results were similar for all bands from 1.8 MHz to 28 MHz. If you look closely at photo-2 you will observe the rising side of the negative ½ cycle (270 to 360 deg.) is just beginning to show a tiny sign of rectification and only shows on 1.8 MHz which would indicate the minority carriers are starting to decay at that time interval. This means that current 1N4007's are still showing PIN characteristics which make them suitable so far.</text:p>
      <text:p text:style-name="Standard"/>
      <text:p text:style-name="Standard">The next check was for the performance under reverse bias conditions where the capacitance is the dominant feature. The setup of fig-7 was used and my homebrew LC meter based on Phil Rice VK3BHR's design (ref 5) was used for the measurement. The results were plotted on the graph shown in fig-8 with the capacitance at 12 volts being 11 pF and explains the high coupling through the switch at higher frequencies and the need for 2 series diodes supplimented with a shunt diode. I plotted over the range of 0 volts to 67.5 volts as this was the extent of the range of my bench PSU.</text:p>
      <text:p text:style-name="Standard"/>
      <text:p text:style-name="Standard"/>
      <text:p text:style-name="Standard"/>
      <text:p text:style-name="Standard"/>
      <text:p text:style-name="Standard">Ref 1. Electronic Antenna Switching by Wes Hayward, QEX May 1995</text:p>
      <text:p text:style-name="Standard">Ref 2. <text:bookmark text:name="btAsinTitle"/>Experimental Methods in RF Design <text:span text:style-name="T1">[Paperback]</text:span> by Wes Hayward W7ZOI, Rick Campbell KK7B, and Bob Larkin W7PUA </text:p>
      <text:p text:style-name="P1">Publication Date: March 31, 2009 | ISBN-10: 087259923X | ISBN-13: 978-0872599239 | Edition: Revised 1st Edition</text:p>
      <text:p text:style-name="Standard">Ref 3. http://wb9jps.com/Gary_Johnson/TR_Switch.html</text:p>
      <text:p text:style-name="Standard">Ref 4. <text:a xlink:type="simple" xlink:href="http://www.cliftonlaboratories.com/diode_turn-on_time.htm#1N4007">http://www.cliftonlaboratories.com/diode_turn-on_time.htm#1N4007</text:a></text:p>
      <text:p text:style-name="Standard">Ref 5 https://sites.google.com/site/vk3bhr/home/index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4-01-08T06:41:17</meta:creation-date>
    <dc:date>2014-02-05T07:06:48</dc:date>
    <dc:creator>Graeme </dc:creator>
    <meta:editing-duration>PT16H54M18S</meta:editing-duration>
    <meta:editing-cycles>12</meta:editing-cycles>
    <meta:generator>LibreOffice/3.5$Linux_x86 LibreOffice_project/350m1$Build-2</meta:generator>
    <meta:document-statistic meta:table-count="0" meta:image-count="0" meta:object-count="0" meta:page-count="2" meta:paragraph-count="24" meta:word-count="1283" meta:character-count="7214" meta:non-whitespace-character-count="5946"/>
  </office:meta>
</office:document-meta>
</file>